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oney-web" svg:font-family="rooney-web, Cambria, 'Times New Roman', Times, 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  <style:text-properties fo:font-variant="normal" fo:text-transform="none" fo:color="#575757" style:font-name="rooney-web" fo:font-size="12pt" fo:letter-spacing="normal" fo:font-style="normal" fo:font-weight="normal"/>
    </style:style>
    <style:style style:name="P2" style:family="paragraph" style:parent-style-name="Text_20_body" style:list-style-name="L1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  <style:text-properties fo:font-variant="normal" fo:text-transform="none" fo:color="#575757" style:font-name="rooney-web" fo:font-size="12pt" fo:letter-spacing="normal" fo:font-style="normal" fo:font-weight="normal" officeooo:paragraph-rsid="0002fa47"/>
    </style:style>
    <style:style style:name="P3" style:family="paragraph" style:parent-style-name="Text_20_body" style:list-style-name="L2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018e2d" officeooo:paragraph-rsid="00018e2d"/>
    </style:style>
    <style:style style:name="P4" style:family="paragraph" style:parent-style-name="Text_20_body" style:list-style-name="L3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018e2d" officeooo:paragraph-rsid="00018e2d"/>
    </style:style>
    <style:style style:name="P5" style:family="paragraph" style:parent-style-name="Text_20_body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018e2d" officeooo:paragraph-rsid="00018e2d"/>
    </style:style>
    <style:style style:name="P6" style:family="paragraph" style:parent-style-name="Text_20_body" style:list-style-name="L4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018e2d" officeooo:paragraph-rsid="00018e2d"/>
    </style:style>
    <style:style style:name="P7" style:family="paragraph" style:parent-style-name="Text_20_body" style:list-style-name="L5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018e2d" officeooo:paragraph-rsid="00018e2d"/>
    </style:style>
    <style:style style:name="P8" style:family="paragraph" style:parent-style-name="Text_20_body" style:list-style-name="L6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018e2d" officeooo:paragraph-rsid="00018e2d"/>
    </style:style>
    <style:style style:name="P9" style:family="paragraph" style:parent-style-name="Text_20_body" style:list-style-name="L8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018e2d" officeooo:paragraph-rsid="00018e2d"/>
    </style:style>
    <style:style style:name="P10" style:family="paragraph" style:parent-style-name="Text_20_body" style:list-style-name="L7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018e2d" officeooo:paragraph-rsid="00018e2d"/>
    </style:style>
    <style:style style:name="P11" style:family="paragraph" style:parent-style-name="Text_20_body" style:list-style-name="L9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018e2d" officeooo:paragraph-rsid="00018e2d"/>
    </style:style>
    <style:style style:name="P12" style:family="paragraph" style:parent-style-name="Text_20_body" style:list-style-name="L10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018e2d" officeooo:paragraph-rsid="00018e2d"/>
    </style:style>
    <style:style style:name="P13" style:family="paragraph" style:parent-style-name="Text_20_body" style:list-style-name="L10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02fa47" officeooo:paragraph-rsid="0002fa47"/>
    </style:style>
    <style:style style:name="P14" style:family="paragraph" style:parent-style-name="Text_20_body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02fa47" officeooo:paragraph-rsid="0002fa47"/>
    </style:style>
    <style:style style:name="P15" style:family="paragraph" style:parent-style-name="Text_20_body" style:list-style-name="L11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02fa47" officeooo:paragraph-rsid="0002fa47"/>
    </style:style>
    <style:style style:name="P16" style:family="paragraph" style:parent-style-name="Text_20_body" style:list-style-name="L12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02fa47" officeooo:paragraph-rsid="0002fa47"/>
    </style:style>
    <style:style style:name="P17" style:family="paragraph" style:parent-style-name="Text_20_body" style:list-style-name="L13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02fa47" officeooo:paragraph-rsid="0002fa47"/>
    </style:style>
    <style:style style:name="P18" style:family="paragraph" style:parent-style-name="Text_20_body" style:list-style-name="L14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02fa47" officeooo:paragraph-rsid="0002fa47"/>
    </style:style>
    <style:style style:name="P19" style:family="paragraph" style:parent-style-name="Text_20_body" style:list-style-name="L15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02fa47" officeooo:paragraph-rsid="0002fa47"/>
    </style:style>
    <style:style style:name="P20" style:family="paragraph" style:parent-style-name="Text_20_body" style:list-style-name="L16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02fa47" officeooo:paragraph-rsid="0003be04"/>
    </style:style>
    <style:style style:name="P21" style:family="paragraph" style:parent-style-name="Text_20_body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02fa47" officeooo:paragraph-rsid="0003be04"/>
    </style:style>
    <style:style style:name="P22" style:family="paragraph" style:parent-style-name="Text_20_body" style:list-style-name="L17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03be04" officeooo:paragraph-rsid="0003be04"/>
    </style:style>
    <style:style style:name="P23" style:family="paragraph" style:parent-style-name="Text_20_body" style:list-style-name="L18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03be04" officeooo:paragraph-rsid="0003be04"/>
    </style:style>
    <style:style style:name="P24" style:family="paragraph" style:parent-style-name="Text_20_body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03be04" officeooo:paragraph-rsid="0003be04"/>
    </style:style>
    <style:style style:name="P25" style:family="paragraph" style:parent-style-name="Text_20_body" style:list-style-name="L19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03be04" officeooo:paragraph-rsid="0003be04"/>
    </style:style>
    <style:style style:name="P26" style:family="paragraph" style:parent-style-name="Text_20_body" style:list-style-name="L20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043e70" officeooo:paragraph-rsid="00043e70"/>
    </style:style>
    <style:style style:name="P27" style:family="paragraph" style:parent-style-name="Text_20_body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043e70" officeooo:paragraph-rsid="00043e70"/>
    </style:style>
    <style:style style:name="P28" style:family="paragraph" style:parent-style-name="Text_20_body" style:list-style-name="L21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043e70" officeooo:paragraph-rsid="00043e70"/>
    </style:style>
    <style:style style:name="P29" style:family="paragraph" style:parent-style-name="Text_20_body" style:list-style-name="L22">
      <style:paragraph-properties fo:margin-top="0in" fo:margin-bottom="0in" loext:contextual-spacing="false" fo:line-height="160%" fo:orphans="2" fo:widows="2" fo:padding="0in" fo:border="none"/>
      <style:text-properties fo:font-variant="normal" fo:text-transform="none" fo:color="#575757" style:font-name="rooney-web" fo:font-size="12pt" fo:letter-spacing="normal" fo:font-style="normal" fo:font-weight="normal" officeooo:rsid="00043e70" officeooo:paragraph-rsid="00043e70"/>
    </style:style>
    <style:style style:name="P30" style:family="paragraph" style:parent-style-name="Standard">
      <style:text-properties officeooo:rsid="00018e2d" officeooo:paragraph-rsid="00018e2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25337235" text:style-name="L1">
        <text:list-item>
          <text:p text:style-name="P1"><text:bookmark text:name="JPWVF6D4MRCYET5AV689"/><text:bookmark text:name="UYBKUBJ7R00533UQG802"/><text:bookmark text:name="ZVVH2U2FYMJRGGDL8336"/>What is the difference between a threat agent and a threat?</text:p>
        </text:list-item>
      </text:list>
      <text:list xml:id="list3067689636" text:style-name="L2">
        <text:list-item>
          <text:p text:style-name="P3">Threat - Any event or circumstance that has the potential to adversely affect operations and assets. </text:p>
        </text:list-item>
        <text:list-item>
          <text:p text:style-name="P3">Threat Agent – The specific instance or component of a threat. <text:s/>I.e Acts of God/Nature or external professional hacker.</text:p>
        </text:list-item>
      </text:list>
      <text:p text:style-name="P5"/>
      <text:list xml:id="list133145946070396" text:continue-list="list3525337235" text:style-name="L1">
        <text:list-item>
          <text:p text:style-name="P1"><text:bookmark text:name="GGUBRZK7M64KRKEAF446"/><text:bookmark text:name="GFEJ43UXH05STRQLA496"/>What is the difference between vulnerability and exposure?</text:p>
        </text:list-item>
      </text:list>
      <text:list xml:id="list1064342209" text:style-name="L3">
        <text:list-item>
          <text:p text:style-name="P4">Vulnerability – A potential weakness in an asset or its defensive constrol system(s). <text:s/>I.e flaw in software or unlocked door.</text:p>
        </text:list-item>
        <text:list-item>
          <text:p text:style-name="P4">Exposure – Exists fhen a vulterability is known to an attacker.</text:p>
        </text:list-item>
      </text:list>
      <text:p text:style-name="P5"/>
      <text:list xml:id="list133147051951208" text:continue-list="list133145946070396" text:style-name="L1">
        <text:list-item>
          <text:p text:style-name="P1"><text:bookmark text:name="RSJXS4DHGW7RG7Q08351"/><text:bookmark text:name="SNSEVG6DNEUP4K2VZ334"/>How is infrastructure protection (assuring the security of utility services) related to information security?</text:p>
        </text:list-item>
      </text:list>
      <text:list xml:id="list1787778662" text:style-name="L4">
        <text:list-item>
          <text:p text:style-name="P6">Information security is the protiection of information and its critical elements, including the systems and hardware that are used, stored and transmitted. <text:s/>This makes the security of utility services a critical element in formation systems.</text:p>
        </text:list-item>
      </text:list>
      <text:p text:style-name="P5"/>
      <text:list xml:id="list133147761861495" text:continue-list="list133147051951208" text:style-name="L1">
        <text:list-item>
          <text:p text:style-name="P1"><text:bookmark text:name="QGCK0KTP734RZ30LE397"/><text:bookmark text:name="CSUX0DWTRZFHYTBVU776"/>What type of security was dominant in the early years of computing?</text:p>
        </text:list-item>
      </text:list>
      <text:list xml:id="list1757084601" text:style-name="L5">
        <text:list-item>
          <text:p text:style-name="P7">Physical protection/security</text:p>
        </text:list-item>
      </text:list>
      <text:p text:style-name="P5"/>
      <text:list xml:id="list133146916651934" text:continue-list="list133147761861495" text:style-name="L1">
        <text:list-item>
          <text:p text:style-name="P1"><text:bookmark text:name="CVLACKDGNBV1T08BD285"/><text:bookmark text:name="EUYK4KGTHR995VD0T432"/>What are the three components of the C.I.A. triad? What are they used for?</text:p>
        </text:list-item>
      </text:list>
      <text:list xml:id="list3160479123" text:style-name="L8">
        <text:list-item>
          <text:p text:style-name="P9">They are used to conveniently articulate the objectives of a security program that must be used in harmony to assure an information system is widely secure.</text:p>
        </text:list-item>
      </text:list>
      <text:list xml:id="list341660719" text:style-name="L6">
        <text:list-item>
          <text:p text:style-name="P8">Confidentiality.</text:p>
          <text:list>
            <text:list-item>
              <text:p text:style-name="P8">Assurance that the information is shared only among authorized persons or organizations</text:p>
            </text:list-item>
          </text:list>
        </text:list-item>
        <text:list-item>
          <text:p text:style-name="P8">Integrity</text:p>
          <text:list>
            <text:list-item>
              <text:p text:style-name="P8">Assurance that the information is complete and uncorrupted</text:p>
            </text:list-item>
          </text:list>
        </text:list-item>
        <text:list-item>
          <text:p text:style-name="P8"><text:soft-page-break/>Availability</text:p>
          <text:list>
            <text:list-item>
              <text:p text:style-name="P8">Assurance that the information systems and the necessary data are available for use when they are needed. </text:p>
            </text:list-item>
          </text:list>
        </text:list-item>
      </text:list>
      <text:p text:style-name="P5"/>
      <text:list xml:id="list133147831906337" text:continue-list="list133146916651934" text:style-name="L1">
        <text:list-item>
          <text:p text:style-name="P1"><text:bookmark text:name="BXNQ06981XWLZUXKE189"/><text:bookmark text:name="BYAGU60W337SL6SEE925"/>If the C.I.A. triad is incomplete, why is it so commonly used in security?</text:p>
        </text:list-item>
      </text:list>
      <text:list xml:id="list3055242797" text:style-name="L7">
        <text:list-item>
          <text:p text:style-name="P10">It addresses the fundamental concerns of information. <text:s/>It is still used because it addresses all of the major concerns with the vulnerability of information systems.<text:line-break/></text:p>
        </text:list-item>
      </text:list>
      <text:list xml:id="list133146404547191" text:continue-list="list133147831906337" text:style-name="L1">
        <text:list-item>
          <text:p text:style-name="P1"><text:bookmark text:name="DUET7ZBC8GVQX5P9Q985"/><text:bookmark text:name="GJPBSLCDJ8KBH0N7D455"/>Describe the critical characteristics of information. How are they used in the study of computer security?</text:p>
        </text:list-item>
      </text:list>
      <text:list xml:id="list1006291462" text:style-name="L9">
        <text:list-item>
          <text:p text:style-name="P11">Availability</text:p>
          <text:list>
            <text:list-item>
              <text:p text:style-name="P11">Enables authozid users to access information without interference or obstruction and to receive it in the required format.</text:p>
            </text:list-item>
          </text:list>
        </text:list-item>
        <text:list-item>
          <text:p text:style-name="P11">Accuracy</text:p>
          <text:list>
            <text:list-item>
              <text:p text:style-name="P11">Data that is free of errors and has the value that the users expects.</text:p>
            </text:list-item>
          </text:list>
        </text:list-item>
        <text:list-item>
          <text:p text:style-name="P11">Authenticity</text:p>
          <text:list>
            <text:list-item>
              <text:p text:style-name="P11">Information is the quality or state of being genuine or original, rather than a reproduction or fabrication.It is authentic when it is in the same state in which it was created, placed and stored, or transferred.</text:p>
            </text:list-item>
          </text:list>
        </text:list-item>
        <text:list-item>
          <text:p text:style-name="P11">Confidentiality</text:p>
          <text:list>
            <text:list-item>
              <text:p text:style-name="P11">Data that is protected from disclosure or exposure to unauthorized individuals or systems.</text:p>
            </text:list-item>
          </text:list>
        </text:list-item>
        <text:list-item>
          <text:p text:style-name="P11">Integrity</text:p>
          <text:list>
            <text:list-item>
              <text:p text:style-name="P11">Information is whole, complete, and uncorrupted. <text:s/>It is threatened when exposed to corruption, damage, destruction, or other disruptions of its authentic state.</text:p>
            </text:list-item>
          </text:list>
        </text:list-item>
        <text:list-item>
          <text:p text:style-name="P11">Utility</text:p>
          <text:list>
            <text:list-item>
              <text:p text:style-name="P11">Information is the quality or state of having value for some purpose or end. <text:s/>Information has value when it can serve a purpose. <text:s/></text:p>
              <text:list>
                <text:list-item>
                  <text:p text:style-name="P11"><text:soft-page-break/>I.e if it isnt in a meaningful format to the end user it is not useful.</text:p>
                </text:list-item>
              </text:list>
            </text:list-item>
          </text:list>
        </text:list-item>
        <text:list-item>
          <text:p text:style-name="P11">Possession.</text:p>
          <text:list>
            <text:list-item>
              <text:p text:style-name="P11">Information is the quality or state of ownership or control that is legitimate or authorized.</text:p>
            </text:list-item>
          </text:list>
        </text:list-item>
      </text:list>
      <text:p text:style-name="P5"/>
      <text:list xml:id="list133147389781812" text:continue-list="list133146404547191" text:style-name="L1">
        <text:list-item>
          <text:p text:style-name="P1"><text:bookmark text:name="PMJJ2Q06T5SJKPQEU123"/><text:bookmark text:name="HDWJ72BM87A70J774157"/>Identify the six components of an information system. Which are most directly affected by the study of computer security? Which are most commonly associated with its study?</text:p>
        </text:list-item>
      </text:list>
      <text:list xml:id="list2763662728" text:style-name="L10">
        <text:list-item>
          <text:p text:style-name="P12">People</text:p>
          <text:list>
            <text:list-item>
              <text:p text:style-name="P13">People can be the weakest link in an organization. <text:s/>Social engineering is effective</text:p>
            </text:list-item>
          </text:list>
        </text:list-item>
        <text:list-item>
          <text:p text:style-name="P12">Procedures</text:p>
          <text:list>
            <text:list-item>
              <text:p text:style-name="P13">Written instructions for accomplishing a specific task, could be another compinent, which will be impacted.</text:p>
            </text:list-item>
          </text:list>
        </text:list-item>
        <text:list-item>
          <text:p text:style-name="P12">Networks</text:p>
          <text:list>
            <text:list-item>
              <text:p text:style-name="P13">The IS component that created much for the need for increased computer and information security.</text:p>
              <text:list>
                <text:list-item>
                  <text:p text:style-name="P13">Firewalls etc.</text:p>
                </text:list-item>
              </text:list>
            </text:list-item>
          </text:list>
        </text:list-item>
        <text:list-item>
          <text:p text:style-name="P12">Data</text:p>
          <text:list>
            <text:list-item>
              <text:p text:style-name="P13">Stored, processed and transmitted by a computer system must be protected. <text:s/>The most valuable asset to an organization and is consequently the main target of intentional attacks.</text:p>
            </text:list-item>
          </text:list>
        </text:list-item>
        <text:list-item>
          <text:p text:style-name="P12">Hardware</text:p>
          <text:list>
            <text:list-item>
              <text:p text:style-name="P13">The physical technology that houses and executes the software, stores and transports, the data, and provides interfaces for the entry and removal of information from the system.</text:p>
            </text:list-item>
          </text:list>
        </text:list-item>
        <text:list-item>
          <text:p text:style-name="P12">Software</text:p>
          <text:list>
            <text:list-item>
              <text:p text:style-name="P13">Applications, operating systems, assorted command line utilities. <text:s/></text:p>
            </text:list-item>
            <text:list-item>
              <text:p text:style-name="P13">Probably the most difficult component to secure.</text:p>
            </text:list-item>
          </text:list>
        </text:list-item>
      </text:list>
      <text:p text:style-name="P14"/>
      <text:list xml:id="list133147666277485" text:continue-list="list133147389781812" text:style-name="L1">
        <text:list-item>
          <text:p text:style-name="P1"><text:bookmark text:name="PSRN4STN22ADSF385540"/><text:bookmark text:name="FLBSPP4HMNZDR6VQ3498"/><text:soft-page-break/>What system is the predecessor of almost all modern multiuser systems?</text:p>
        </text:list-item>
      </text:list>
      <text:list xml:id="list3276742021" text:style-name="L11">
        <text:list-header>
          <text:p text:style-name="P15">MULTICS</text:p>
        </text:list-header>
      </text:list>
      <text:p text:style-name="P14"/>
      <text:list xml:id="list133146497536959" text:continue-list="list133147666277485" text:style-name="L1">
        <text:list-item>
          <text:p text:style-name="P1"><text:bookmark text:name="YRCXLMCP2GYUSNGLE396"/><text:bookmark text:name="DPKAGD9B9LJ6F9RPD772"/>Which paper is the foundation of all subsequent studies of computer security?</text:p>
        </text:list-item>
      </text:list>
      <text:list xml:id="list2270252145" text:style-name="L12">
        <text:list-item>
          <text:p text:style-name="P16">RAND Report R-609</text:p>
        </text:list-item>
      </text:list>
      <text:p text:style-name="P14"/>
      <text:list xml:id="list133147650009260" text:continue-list="list133146497536959" text:style-name="L1">
        <text:list-item>
          <text:p text:style-name="P1"><text:bookmark text:name="GZSEX8GXGDM53W8LP949"/><text:bookmark text:name="TZQEY7FUQ4MHHZWW2345"/>Why is the top-down approach to information security superior to the bottom-up approach?</text:p>
        </text:list-item>
      </text:list>
      <text:list xml:id="list1163636352" text:style-name="L13">
        <text:list-item>
          <text:p text:style-name="P17">The bottom-up approach is a method of establishing security policies that begins as grassroots efforts. <text:s/>Bottom-up lacks critical features such as participation support and organizing staying power.</text:p>
        </text:list-item>
        <text:list-item>
          <text:p text:style-name="P17">Top-down has higher probability of success. It establishes security policies that is initiated by upper management who issue policies, procedures, and process. <text:s/></text:p>
        </text:list-item>
      </text:list>
      <text:p text:style-name="P14"/>
      <text:list xml:id="list133147436720978" text:continue-list="list133147650009260" text:style-name="L1">
        <text:list-item>
          <text:p text:style-name="P2"><text:bookmark text:name="MTTNEBZSC269Q630D822"/><text:bookmark text:name="WHGKJTPYR6EWGBNG1670"/>Why is a methodology important in the implementation of information security? How does a methodology improve the process?</text:p>
        </text:list-item>
      </text:list>
      <text:list xml:id="list3763724360" text:style-name="L14">
        <text:list-item>
          <text:p text:style-name="P18">Methodology ensures the strict perfectly defined process and it increases the likelihood of success. <text:s/>It improves the process because it unifies the process of identifying specific threats and the creation of specific controls to counter those threats into a coherent program. <text:s/></text:p>
        </text:list-item>
      </text:list>
      <text:p text:style-name="P14"/>
      <text:list xml:id="list133146090771062" text:continue-list="list133147436720978" text:style-name="L1">
        <text:list-item>
          <text:p text:style-name="P2"><text:bookmark text:name="UQDFQFENTJLY65CUH385"/><text:bookmark text:name="WTDWNTZWE4XP00ZYJ012"/>Which members of an organization are involved in the security systems development life cycle? Who leads the process?</text:p>
        </text:list-item>
      </text:list>
      <text:list xml:id="list1276204318" text:style-name="L15">
        <text:list-item>
          <text:p text:style-name="P19">DLC is a methodology/cycle for executing an information system. <text:s/>This method consists of 6 steps to guarantee a high success rate through a systematic method. <text:s/>The 6 steps are formed by the waterfall model, that is, the results and information from the previous step. <text:s/></text:p>
          <text:list>
            <text:list-item>
              <text:p text:style-name="P19">Investigation</text:p>
            </text:list-item>
            <text:list-item>
              <text:p text:style-name="P19">Analysis</text:p>
            </text:list-item>
            <text:list-item>
              <text:p text:style-name="P19"><text:soft-page-break/>Logical design</text:p>
            </text:list-item>
            <text:list-item>
              <text:p text:style-name="P19">physical design</text:p>
            </text:list-item>
            <text:list-item>
              <text:p text:style-name="P19">Implementation</text:p>
            </text:list-item>
            <text:list-item>
              <text:p text:style-name="P19">Maintenance</text:p>
            </text:list-item>
            <text:list-item>
              <text:p text:style-name="P19">Change.</text:p>
            </text:list-item>
          </text:list>
        </text:list-item>
        <text:list-item>
          <text:p text:style-name="P19">In the end, the completed plan with continuous improvement and inspection is reported to the CEO and the CEO decides whether to implement or suspend the plan. <text:s/></text:p>
        </text:list-item>
      </text:list>
      <text:p text:style-name="P14"/>
      <text:list xml:id="list133145931793131" text:continue-list="list133146090771062" text:style-name="L1">
        <text:list-item>
          <text:p text:style-name="P1"><text:bookmark text:name="ZZZQV7ZN7L366J8HL818"/><text:bookmark text:name="XEAVH9PZV8Q1JAVP6679"/>How can the practice of information security be described as both an art and a science? How does the view of security as a social science influence its practice?</text:p>
        </text:list-item>
      </text:list>
      <text:list xml:id="list3124056638" text:style-name="L16">
        <text:list-item>
          <text:p text:style-name="P20">There are no hard rules when managing/implementing users and policies.</text:p>
        </text:list-item>
        <text:list-item>
          <text:p text:style-name="P20">Computer scientists and engineers create the systems we use. The system is governed by certain mathematical and scientific rules.</text:p>
        </text:list-item>
      </text:list>
      <text:p text:style-name="P21"/>
      <text:list xml:id="list133147494451031" text:continue-list="list133145931793131" text:style-name="L1">
        <text:list-item>
          <text:p text:style-name="P1"><text:bookmark text:name="AKLBLF3XQ8FLCPANT552"/><text:bookmark text:name="XANZUFJSFURMLRU6E113"/>Who is ultimately responsible for the security of information in the organization?</text:p>
        </text:list-item>
      </text:list>
      <text:list xml:id="list4208515484" text:style-name="L17">
        <text:list-item>
          <text:p text:style-name="P22">The CISO (Chief Information Security Officer)</text:p>
        </text:list-item>
        <text:list-item>
          <text:p text:style-name="P22">CISO reports directly to the CIO</text:p>
        </text:list-item>
      </text:list>
      <text:p text:style-name="P14"/>
      <text:list xml:id="list133146670817506" text:continue-list="list133147494451031" text:style-name="L1">
        <text:list-item>
          <text:p text:style-name="P1"><text:bookmark text:name="HAPLZ5VRAJT3QX3FN957"/><text:bookmark text:name="JVUP5LAH7C8RA0ZKT452"/>What is the relationship between the MULTICS project and the early development of computer security?</text:p>
        </text:list-item>
      </text:list>
      <text:list xml:id="list972652570" text:style-name="L18">
        <text:list-item>
          <text:p text:style-name="P23">Multiplexed Information and Computing Service was the first OS created with security as its primary goal. <text:s/></text:p>
        </text:list-item>
      </text:list>
      <text:p text:style-name="P24"/>
      <text:list xml:id="list133145777414023" text:continue-list="list133146670817506" text:style-name="L1">
        <text:list-item>
          <text:p text:style-name="P1"><text:bookmark text:name="PageEnd_44"/><text:bookmark text:name="FTZJJMZJN8JNUL32B379"/><text:bookmark text:name="EXDNDS7UUR4WN9G13217"/>How has computer security evolved into modern information security?</text:p>
        </text:list-item>
      </text:list>
      <text:list xml:id="list618729523" text:style-name="L19">
        <text:list-item>
          <text:p text:style-name="P25">Early – The need to secure the physical location of computer technology from outside threats.</text:p>
        </text:list-item>
        <text:list-item>
          <text:p text:style-name="P25">Later – All actions taken to preserve computer systems from losses</text:p>
        </text:list-item>
        <text:list-item>
          <text:p text:style-name="P25"><text:soft-page-break/>Current – IS viewed as the scope of protecting information in an organization.</text:p>
        </text:list-item>
      </text:list>
      <text:p text:style-name="P24"/>
      <text:list xml:id="list133146159826346" text:continue-list="list133145777414023" text:style-name="L1">
        <text:list-item>
          <text:p text:style-name="P1"><text:bookmark text:name="RSNYV3KN2W4QN9R2T724"/><text:bookmark text:name="WHXZVZZJF538MDCDD441"/>What was important about RAND Report R- 609?</text:p>
        </text:list-item>
      </text:list>
      <text:list xml:id="list2532553765" text:style-name="L20">
        <text:list-item>
          <text:p text:style-name="P26">It was the first widely recognized published document to identify the role of management policy issues in computer security. <text:s/></text:p>
        </text:list-item>
      </text:list>
      <text:p text:style-name="P27"/>
      <text:list xml:id="list133146205098000" text:continue-list="list133146159826346" text:style-name="L1">
        <text:list-item>
          <text:p text:style-name="P1"><text:bookmark text:name="AYBWY3MDP09YUCJWR304"/><text:bookmark text:name="BJQKHUFMEUP5BVNY2773"/>Who decides how and when data in an organization will be used or controlled? Who is responsible for seeing that these decisions are carried out?</text:p>
        </text:list-item>
      </text:list>
      <text:list xml:id="list3541222614" text:style-name="L21">
        <text:list-item>
          <text:p text:style-name="P28">Data Owners</text:p>
          <text:list>
            <text:list-item>
              <text:p text:style-name="P28">Those responsible for the security and use of a particular set of information.</text:p>
            </text:list-item>
          </text:list>
        </text:list-item>
        <text:list-item>
          <text:p text:style-name="P28">Data Custodians</text:p>
          <text:list>
            <text:list-item>
              <text:p text:style-name="P28">Working directly with data owners they are responsible for the storage, maintenance and protection of the information</text:p>
            </text:list-item>
          </text:list>
        </text:list-item>
        <text:list-item>
          <text:p text:style-name="P28">Data Users</text:p>
          <text:list>
            <text:list-item>
              <text:p text:style-name="P28">The end users who work with the information to perform their daily jobs supporing the mission of the organization.</text:p>
            </text:list-item>
          </text:list>
        </text:list-item>
        <text:list-item>
          <text:p text:style-name="P28">All users of data are responsible for information security. <text:s/>The individual.</text:p>
        </text:list-item>
      </text:list>
      <text:p text:style-name="P27"/>
      <text:list xml:id="list133146246144359" text:continue-list="list133146205098000" text:style-name="L1">
        <text:list-item>
          <text:p text:style-name="P1"><text:bookmark text:name="SJGDZM3V71E3EJZ3Z098"/><text:bookmark text:name="ZRZJPH31V36C4KZCN405"/>Who should lead a security team? Should the approach to security be more managerial or technical?</text:p>
        </text:list-item>
      </text:list>
      <text:list xml:id="list1734997875" text:style-name="L22">
        <text:list-item>
          <text:p text:style-name="P29">A project manager, who may be a departmental line manager or staff unit manager</text:p>
        </text:list-item>
      </text:list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oney-web" svg:font-family="rooney-web, Cambria, 'Times New Roman', Times, 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2:45:55.026146983</meta:creation-date>
    <dc:date>2019-10-28T13:31:45.564643211</dc:date>
    <meta:editing-duration>PT4M55S</meta:editing-duration>
    <meta:editing-cycles>2</meta:editing-cycles>
    <meta:generator>LibreOffice/6.2.7.1$Linux_X86_64 LibreOffice_project/20$Build-1</meta:generator>
    <meta:document-statistic meta:table-count="0" meta:image-count="0" meta:object-count="0" meta:page-count="6" meta:paragraph-count="94" meta:word-count="1236" meta:character-count="7550" meta:non-whitespace-character-count="6464"/>
  </office:meta>
</office:document-meta>
</file>